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6"/><text:tab/><text:tab/><text:span text:style-name="T1">Multiprogramming Operating System </text:span></text:p>
      <text:p text:style-name="P1"><text:s text:c="33"/><text:tab/><text:tab/>(Phase 1) </text:p>
      <text:p text:style-name="Standard">_________________________________________________________________________ </text:p>
      <text:p text:style-name="Standard">NAME:Sanket Sudake </text:p>
      <text:p text:style-name="Standard">CLASS:TE-D <text:s text:c="6"/>BRANCH:COMP <text:s text:c="18"/>BATCH:4 </text:p>
      <text:p text:style-name="Standard">ROLLNO:48 </text:p>
      <text:p text:style-name="Standard">__________________________________________________________________________ </text:p>
      <text:p text:style-name="Standard">Source:- </text:p>
      <text:p text:style-name="Standard"/>
      <text:p text:style-name="Standard">/****************************************************/ </text:p>
      <text:p text:style-name="Standard">/* File name:-main.c <text:s text:c="31"/><text:tab/><text:tab/><text:tab/> <text:s text:c="6"/>*/ </text:p>
      <text:p text:style-name="Standard">/* Licence:- GNU GPL v3 <text:s text:c="28"/><text:tab/><text:tab/> <text:s text:c="6"/>*/ </text:p>
      <text:p text:style-name="Standard">/* Project Name:-Multiprogramming <text:s/>Operating System <text:s text:c="2"/><text:tab/> <text:s text:c="6"/>*/ </text:p>
      <text:p text:style-name="Standard">/* **************************************************/ </text:p>
      <text:p text:style-name="Standard"/>
      <text:p text:style-name="Standard">#include"mos.h" </text:p>
      <text:p text:style-name="Standard">#include"cpu.h" </text:p>
      <text:p text:style-name="Standard">#include"linep.h" </text:p>
      <text:p text:style-name="Standard">#include"card.h" </text:p>
      <text:p text:style-name="Standard">int main(){ </text:p>
      <text:p text:style-name="Standard"><text:s text:c="2"/>HAL *hal=NULL; </text:p>
      <text:p text:style-name="Standard"><text:s text:c="2"/>char instream[]="input.txt"; </text:p>
      <text:p text:style-name="Standard"><text:s text:c="2"/>char outstream[]="output.txt"; </text:p>
      <text:p text:style-name="Standard"><text:s text:c="2"/>hal=hal_turnon(hal,instream,outstream); </text:p>
      <text:p text:style-name="Standard"><text:s text:c="2"/>/* Read and execute cycle */ </text:p>
      <text:p text:style-name="Standard"><text:s text:c="2"/>while(1){ </text:p>
      <text:p text:style-name="Standard"><text:s text:c="4"/>card_read(hal-&gt;instream,hal-&gt;memory); </text:p>
      <text:p text:style-name="Standard"><text:s text:c="4"/>mos_execute(hal); </text:p>
      <text:p text:style-name="Standard"><text:s text:c="2"/>} </text:p>
      <text:p text:style-name="Standard"><text:s text:c="2"/>hal_turnoff(hal); </text:p>
      <text:p text:style-name="Standard"><text:s text:c="2"/>return 0; </text:p>
      <text:p text:style-name="Standard">} </text:p>
      <text:p text:style-name="Standard"/>
      <text:p text:style-name="Standard">/******************************************************/ </text:p>
      <text:p text:style-name="Standard">/* File Name:- card.h <text:s text:c="32"/><text:tab/><text:tab/><text:tab/><text:tab/>*/ </text:p>
      <text:p text:style-name="Standard">/* Licence:- GNU GPL v3 <text:s text:c="30"/><text:tab/><text:tab/><text:tab/>*/ </text:p>
      <text:p text:style-name="Standard">/* Project Name:-Multiprogramming Operating System <text:s text:c="3"/><text:tab/><text:tab/>*/ </text:p>
      <text:p text:style-name="Standard">/* ****************************************************/ </text:p>
      <text:p text:style-name="Standard"/>
      <text:p text:style-name="Standard">#ifndef CARD_H_ </text:p>
      <text:p text:style-name="Standard">#define CARD_H_ </text:p>
      <text:p text:style-name="Standard">#include"mem.h" </text:p>
      <text:p text:style-name="Standard">#include&lt;stdio.h&gt; </text:p>
      <text:p text:style-name="Standard">#include&lt;stdlib.h&gt; </text:p>
      <text:p text:style-name="Standard">#include&lt;string.h&gt; </text:p>
      <text:p text:style-name="Standard">/* File Handling Macros */ </text:p>
      <text:p text:style-name="Standard">#define O_READ(x) fopen(x,"rt"); </text:p>
      <text:p text:style-name="Standard">#define O_WRIT(x) fopen(x,"wt"); </text:p>
      <text:p text:style-name="Standard">#define CLOSE(x) <text:s/>fclose(x); </text:p>
      <text:p text:style-name="Standard">/* Card functions */ </text:p>
      <text:p text:style-name="Standard">extern FILE* card_open(FILE *FIN,char *FILENAME); </text:p>
      <text:p text:style-name="Standard">extern int card_read(FILE *FIN,MEM *memory); </text:p>
      <text:p text:style-name="Standard"><text:soft-page-break/>extern void card_close(FILE *FIN); </text:p>
      <text:p text:style-name="Standard">#endif <text:s/>/* card.h */ </text:p>
      <text:p text:style-name="Standard"/>
      <text:p text:style-name="Standard">/******************************************************/ </text:p>
      <text:p text:style-name="Standard">/* File Name:- card.c <text:s text:c="31"/><text:tab/><text:tab/><text:tab/><text:tab/> */ </text:p>
      <text:p text:style-name="Standard">/* Licence:- GNU GPL v3 <text:s text:c="30"/><text:tab/><text:tab/><text:tab/>*/ </text:p>
      <text:p text:style-name="Standard">/* Project Name:-Multiprogramming Operating System <text:s text:c="3"/><text:tab/><text:tab/>*/ </text:p>
      <text:p text:style-name="Standard">/* ****************************************************/ </text:p>
      <text:p text:style-name="Standard"/>
      <text:p text:style-name="Standard">#include"card.h" </text:p>
      <text:p text:style-name="Standard">#include"memory.h" </text:p>
      <text:p text:style-name="Standard"/>
      <text:p text:style-name="Standard">/* Open card using filename */ </text:p>
      <text:p text:style-name="Standard">FILE* card_open(FILE *FIN,char *filename){ </text:p>
      <text:p text:style-name="Standard"><text:s text:c="2"/>FIN=O_READ(filename); </text:p>
      <text:p text:style-name="Standard"><text:s text:c="2"/>if(FIN==0){ </text:p>
      <text:p text:style-name="Standard"><text:s text:c="4"/>fprintf(stderr,"Error:Can't Open Input File"); </text:p>
      <text:p text:style-name="Standard"><text:s text:c="4"/>exit(8); </text:p>
      <text:p text:style-name="Standard"><text:s text:c="2"/>} </text:p>
      <text:p text:style-name="Standard"><text:s text:c="2"/>return FIN; </text:p>
      <text:p text:style-name="Standard">} </text:p>
      <text:p text:style-name="Standard"/>
      <text:p text:style-name="Standard">/* Read card up $END and store in buffer */ </text:p>
      <text:p text:style-name="Standard">int card_read(FILE *FIN,MEM *memory){ </text:p>
      <text:p text:style-name="Standard"><text:s text:c="2"/>int count=0,temp=0,i=0; </text:p>
      <text:p text:style-name="Standard"><text:s text:c="2"/>while(fgets(memory-&gt;LINE,(int)sizeof(memory-&gt;LINE),FIN)){ </text:p>
      <text:p text:style-name="Standard"><text:s text:c="4"/>if(strlen((*memory).LINE)==0){ </text:p>
      <text:p text:style-name="Standard"><text:s text:c="6"/>printf("\nEnd Of the Jobs. :-)\n"); </text:p>
      <text:p text:style-name="Standard"><text:s text:c="6"/>exit(8); </text:p>
      <text:p text:style-name="Standard"><text:s text:c="4"/>} </text:p>
      <text:p text:style-name="Standard"><text:s text:c="4"/>if((*memory).LINE[0]=='$'&amp;&amp;(*memory).LINE[1]=='E'){ </text:p>
      <text:p text:style-name="Standard"><text:s text:c="6"/>printf("Error:In card_read function "); </text:p>
      <text:p text:style-name="Standard"><text:s text:c="6"/>return 0; </text:p>
      <text:p text:style-name="Standard"><text:s text:c="4"/>} </text:p>
      <text:p text:style-name="Standard"><text:s text:c="4"/>if((*memory).LINE[0]=='$'&amp;&amp;(*memory).LINE[1]=='D'){ </text:p>
      <text:p text:style-name="Standard"><text:s text:c="6"/>temp++; </text:p>
      <text:p text:style-name="Standard"><text:s text:c="6"/>break; </text:p>
      <text:p text:style-name="Standard"><text:s text:c="4"/>} </text:p>
      <text:p text:style-name="Standard"><text:s text:c="4"/>if((*memory).LINE[0]!='$'){ </text:p>
      <text:p text:style-name="Standard"><text:s text:c="6"/>strcpy(&amp;((*memory).BUFF[count][0]),(*memory).LINE); </text:p>
      <text:p text:style-name="Standard"><text:s text:c="6"/>count++; </text:p>
      <text:p text:style-name="Standard"><text:s text:c="4"/>} </text:p>
      <text:p text:style-name="Standard"><text:s text:c="4"/>else{ </text:p>
      <text:p text:style-name="Standard"><text:s text:c="6"/>temp++; </text:p>
      <text:p text:style-name="Standard"><text:s text:c="4"/>} </text:p>
      <text:p text:style-name="Standard"><text:s text:c="2"/>} </text:p>
      <text:p text:style-name="Standard"><text:s text:c="2"/>if(temp&lt;2){ </text:p>
      <text:p text:style-name="Standard"><text:s text:c="4"/>fprintf(stderr,"Error:Check for $AMJ,$DTA,$END in Program :-("); </text:p>
      <text:p text:style-name="Standard"><text:s text:c="4"/>exit(8); </text:p>
      <text:p text:style-name="Standard"><text:s text:c="2"/>} </text:p>
      <text:p text:style-name="Standard"><text:s text:c="2"/>printf("\ncount=%d\n",count); </text:p>
      <text:p text:style-name="Standard"><text:s text:c="2"/>for(i=0;i&lt;count;i++){ </text:p>
      <text:p text:style-name="Standard"><text:soft-page-break/><text:s text:c="4"/>printf("%s\n",memory-&gt;BUFF[i]); </text:p>
      <text:p text:style-name="Standard"><text:s text:c="2"/>} </text:p>
      <text:p text:style-name="Standard"><text:s text:c="2"/>return count; </text:p>
      <text:p text:style-name="Standard">} </text:p>
      <text:p text:style-name="Standard"/>
      <text:p text:style-name="Standard">/* Close cardreader */ </text:p>
      <text:p text:style-name="Standard">void card_close(FILE *FIN){ </text:p>
      <text:p text:style-name="Standard"><text:s text:c="2"/>if(FIN){ </text:p>
      <text:p text:style-name="Standard"><text:s text:c="4"/>CLOSE(FIN); </text:p>
      <text:p text:style-name="Standard"><text:s text:c="2"/>} </text:p>
      <text:p text:style-name="Standard">} </text:p>
      <text:p text:style-name="Standard"/>
      <text:p text:style-name="Standard">/******************************************************/ </text:p>
      <text:p text:style-name="Standard">/* File Name:- linep.h <text:s text:c="32"/><text:tab/><text:tab/><text:tab/><text:tab/>*/ </text:p>
      <text:p text:style-name="Standard">/* Licence:- GNU GPL v3 <text:s text:c="30"/><text:tab/><text:tab/><text:tab/>*/ </text:p>
      <text:p text:style-name="Standard">/* Project Name:-Multiprogramming Operating System <text:s text:c="3"/><text:tab/><text:tab/>*/ </text:p>
      <text:p text:style-name="Standard">/* ****************************************************/ </text:p>
      <text:p text:style-name="Standard"/>
      <text:p text:style-name="Standard">#ifndef LINEP_H_ </text:p>
      <text:p text:style-name="Standard">#define LINEP_H_ </text:p>
      <text:p text:style-name="Standard">#include"card.h" </text:p>
      <text:p text:style-name="Standard">/* LINEPRINTER Structure=&gt; </text:p>
      <text:p text:style-name="Standard"><text:s text:c="3"/>OPLINE=Output Line; </text:p>
      <text:p text:style-name="Standard"><text:s text:c="3"/>OPFLAG=Check New Output Available,Or Halt </text:p>
      <text:p text:style-name="Standard"><text:s/>*/ </text:p>
      <text:p text:style-name="Standard">struct LINEPRINTER{ </text:p>
      <text:p text:style-name="Standard"><text:s text:c="2"/>char OPLINE[42]; </text:p>
      <text:p text:style-name="Standard"><text:s text:c="2"/>int OPFLAG; </text:p>
      <text:p text:style-name="Standard">}; </text:p>
      <text:p text:style-name="Standard">typedef struct LINEPRINTER LINEPRINTER; </text:p>
      <text:p text:style-name="Standard"/>
      <text:p text:style-name="Standard">/* Functions for lineprinter */ </text:p>
      <text:p text:style-name="Standard">extern LINEPRINTER* linep_init(LINEPRINTER *linep); </text:p>
      <text:p text:style-name="Standard">extern FILE* linep_open(FILE *FOUT,char *filename); </text:p>
      <text:p text:style-name="Standard">extern void linep_close(FILE *FOUT); </text:p>
      <text:p text:style-name="Standard">extern void linep_print(FILE *FOUT,LINEPRINTER *linep); </text:p>
      <text:p text:style-name="Standard">extern void linep_jobend(FILE *FOUT); </text:p>
      <text:p text:style-name="Standard"/>
      <text:p text:style-name="Standard">#endif <text:s/>/* linep.h */ </text:p>
      <text:p text:style-name="Standard"/>
      <text:p text:style-name="Standard">/******************************************************/ </text:p>
      <text:p text:style-name="Standard">/* File Name:- linep.c <text:s text:c="32"/><text:tab/><text:tab/><text:tab/><text:tab/>*/ </text:p>
      <text:p text:style-name="Standard">/* Licence:- GNU GPL v3 <text:s text:c="30"/><text:tab/><text:tab/><text:tab/>*/ </text:p>
      <text:p text:style-name="Standard">/* Project Name:-Multiprogramming Operating System <text:s/><text:tab/> <text:s text:c="11"/>*/ </text:p>
      <text:p text:style-name="Standard">/* ****************************************************/ </text:p>
      <text:p text:style-name="Standard"/>
      <text:p text:style-name="Standard">#include"linep.h" </text:p>
      <text:p text:style-name="Standard"/>
      <text:p text:style-name="Standard">/* Allocate memory for lineprinter */ </text:p>
      <text:p text:style-name="Standard">static LINEPRINTER* linep_alloc(LINEPRINTER *linep){ </text:p>
      <text:p text:style-name="Standard"><text:s text:c="2"/>if(linep==NULL){ </text:p>
      <text:p text:style-name="Standard"><text:s text:c="4"/>linep=(LINEPRINTER*)malloc(sizeof(LINEPRINTER)); </text:p>
      <text:p text:style-name="Standard"><text:soft-page-break/><text:s text:c="2"/>} </text:p>
      <text:p text:style-name="Standard"><text:s text:c="2"/>if(linep==NULL){ </text:p>
      <text:p text:style-name="Standard"><text:s text:c="4"/>fprintf(stderr,"Memory not allocated"); </text:p>
      <text:p text:style-name="Standard"><text:s text:c="4"/>exit(8); </text:p>
      <text:p text:style-name="Standard"><text:s text:c="2"/>} </text:p>
      <text:p text:style-name="Standard"><text:s text:c="2"/>return linep; </text:p>
      <text:p text:style-name="Standard">} </text:p>
      <text:p text:style-name="Standard"/>
      <text:p text:style-name="Standard">/* Set all memory locations to null for lineprinter */ </text:p>
      <text:p text:style-name="Standard">static LINEPRINTER* linep_set(LINEPRINTER *linep){ </text:p>
      <text:p text:style-name="Standard"><text:s text:c="2"/>memset((void*)(*linep).OPLINE,'\0',sizeof(char)*42); </text:p>
      <text:p text:style-name="Standard"><text:s text:c="2"/>return linep; </text:p>
      <text:p text:style-name="Standard">} </text:p>
      <text:p text:style-name="Standard"/>
      <text:p text:style-name="Standard">/* Calling innitialize function for linep */ </text:p>
      <text:p text:style-name="Standard">LINEPRINTER* linep_init(LINEPRINTER *linep){ </text:p>
      <text:p text:style-name="Standard"><text:s text:c="2"/>linep= linep_alloc(linep); </text:p>
      <text:p text:style-name="Standard"><text:s text:c="2"/>linep=linep_set(linep); </text:p>
      <text:p text:style-name="Standard"><text:s text:c="2"/>return linep; </text:p>
      <text:p text:style-name="Standard">} </text:p>
      <text:p text:style-name="Standard"/>
      <text:p text:style-name="Standard">/* Open file for putting output <text:s/>*/ </text:p>
      <text:p text:style-name="Standard">FILE* linep_open(FILE *FOUT,char *filename){ </text:p>
      <text:p text:style-name="Standard"><text:s text:c="2"/>FOUT=O_WRIT(filename); </text:p>
      <text:p text:style-name="Standard"><text:s text:c="2"/>if(FOUT==NULL){ </text:p>
      <text:p text:style-name="Standard"><text:s text:c="4"/>fprintf(stderr,"Cant open output file"); </text:p>
      <text:p text:style-name="Standard"><text:s text:c="4"/>exit(8); </text:p>
      <text:p text:style-name="Standard"><text:s text:c="2"/>} </text:p>
      <text:p text:style-name="Standard"><text:s text:c="2"/>return FOUT; </text:p>
      <text:p text:style-name="Standard">} </text:p>
      <text:p text:style-name="Standard"/>
      <text:p text:style-name="Standard">/* Close output file */ </text:p>
      <text:p text:style-name="Standard">void linep_close(FILE *FOUT){ </text:p>
      <text:p text:style-name="Standard"><text:s text:c="2"/>if(FOUT){ </text:p>
      <text:p text:style-name="Standard"><text:s text:c="6"/>CLOSE(FOUT); </text:p>
      <text:p text:style-name="Standard"><text:s text:c="4"/>} </text:p>
      <text:p text:style-name="Standard"><text:s/>} </text:p>
      <text:p text:style-name="Standard"/>
      <text:p text:style-name="Standard">void linep_print(FILE *FOUT,LINEPRINTER *linep){ </text:p>
      <text:p text:style-name="Standard"><text:s text:c="2"/>int i,found=0; </text:p>
      <text:p text:style-name="Standard"><text:s text:c="2"/>if(FOUT &amp;&amp; linep-&gt;OPFLAG) </text:p>
      <text:p text:style-name="Standard"><text:s text:c="4"/>{ </text:p>
      <text:p text:style-name="Standard"><text:s text:c="6"/>fseek(FOUT,0,SEEK_END); </text:p>
      <text:p text:style-name="Standard"><text:s text:c="6"/>for(i=0;i&lt;strlen(linep-&gt;OPLINE)+1;i++) </text:p>
      <text:p text:style-name="Standard"><text:s text:c="8"/>if(linep-&gt;OPLINE[i]=='\n') </text:p>
      <text:p text:style-name="Standard"><text:s text:c="10"/>{ </text:p>
      <text:p text:style-name="Standard"><text:s text:c="12"/>found=1; </text:p>
      <text:p text:style-name="Standard"><text:s text:c="12"/>break; </text:p>
      <text:p text:style-name="Standard"><text:s text:c="10"/>} </text:p>
      <text:p text:style-name="Standard"><text:s text:c="6"/>if(!found) </text:p>
      <text:p text:style-name="Standard"><text:s text:c="8"/>linep-&gt;OPLINE[strlen(linep-&gt;OPLINE)]='\n'; </text:p>
      <text:p text:style-name="Standard"><text:s text:c="6"/>fputs(linep-&gt;OPLINE,FOUT); </text:p>
      <text:p text:style-name="Standard"><text:soft-page-break/><text:s text:c="4"/>} </text:p>
      <text:p text:style-name="Standard"><text:s text:c="2"/>linep-&gt;OPFLAG=0; </text:p>
      <text:p text:style-name="Standard">} </text:p>
      <text:p text:style-name="Standard"/>
      <text:p text:style-name="Standard">void linep_jobend(FILE *FOUT){ </text:p>
      <text:p text:style-name="Standard"><text:s text:c="2"/>if(FOUT) </text:p>
      <text:p text:style-name="Standard"><text:s text:c="4"/>{ </text:p>
      <text:p text:style-name="Standard"><text:s text:c="6"/>fseek(FOUT,0,SEEK_END); </text:p>
      <text:p text:style-name="Standard"><text:s text:c="6"/>fprintf(FOUT,"\n\n"); </text:p>
      <text:p text:style-name="Standard"><text:s text:c="4"/>} </text:p>
      <text:p text:style-name="Standard">} </text:p>
      <text:p text:style-name="Standard"/>
      <text:p text:style-name="Standard">/******************************************************/ </text:p>
      <text:p text:style-name="Standard">/* File Name:- mem.h <text:s text:c="32"/><text:tab/><text:tab/><text:tab/><text:tab/>*/ </text:p>
      <text:p text:style-name="Standard">/* Licence:- GNU GPL v3 <text:s text:c="30"/><text:tab/><text:tab/><text:tab/>*/ </text:p>
      <text:p text:style-name="Standard">/* Project Name:-Multiprogramming Operating System <text:s text:c="3"/><text:tab/><text:tab/>*/ </text:p>
      <text:p text:style-name="Standard">/* ****************************************************/ </text:p>
      <text:p text:style-name="Standard"/>
      <text:p text:style-name="Standard">#ifndef MEM_H_ </text:p>
      <text:p text:style-name="Standard">#define MEM_H_ </text:p>
      <text:p text:style-name="Standard">#include&lt;stdio.h&gt; </text:p>
      <text:p text:style-name="Standard">#include&lt;stdlib.h&gt; </text:p>
      <text:p text:style-name="Standard">#include&lt;string.h&gt; </text:p>
      <text:p text:style-name="Standard">#include&lt;memory.h&gt; </text:p>
      <text:p text:style-name="Standard">/* MEMORY structure=&gt; </text:p>
      <text:p text:style-name="Standard"><text:s text:c="3"/>BUFF Buffer Containing 10 words </text:p>
      <text:p text:style-name="Standard"><text:s text:c="3"/>MMEM Storing user data </text:p>
      <text:p text:style-name="Standard"><text:s text:c="3"/>LINE To Read Line From Program </text:p>
      <text:p text:style-name="Standard"><text:s/>*/ </text:p>
      <text:p text:style-name="Standard">struct MEM{ </text:p>
      <text:p text:style-name="Standard"><text:s text:c="2"/>char BUFF[20][42]; </text:p>
      <text:p text:style-name="Standard"><text:s text:c="2"/>char MMEM[10][42]; </text:p>
      <text:p text:style-name="Standard"><text:s text:c="2"/>char LINE[42]; </text:p>
      <text:p text:style-name="Standard">}; </text:p>
      <text:p text:style-name="Standard">typedef struct MEM MEM; </text:p>
      <text:p text:style-name="Standard"/>
      <text:p text:style-name="Standard">/* memory functions */ </text:p>
      <text:p text:style-name="Standard">extern MEM* mem_init(MEM *memory); </text:p>
      <text:p text:style-name="Standard">extern char inline <text:s/>mem_getchar(MEM *memory,int line,int place); </text:p>
      <text:p text:style-name="Standard">extern char inline meml_getchar(MEM *memory,int no); </text:p>
      <text:p text:style-name="Standard">extern char inline memm_getchar(MEM *memory,int line,int place); </text:p>
      <text:p text:style-name="Standard">#endif <text:s/>/* mem.h */ </text:p>
      <text:p text:style-name="Standard"/>
      <text:p text:style-name="Standard">/******************************************************/ </text:p>
      <text:p text:style-name="Standard">/* File Name:- mem.c <text:s text:c="32"/><text:tab/><text:tab/><text:tab/><text:tab/>*/ </text:p>
      <text:p text:style-name="Standard">/* Licence:- GNU GPL v3 <text:s text:c="30"/><text:tab/><text:tab/><text:tab/>*/ </text:p>
      <text:p text:style-name="Standard">/* Project Name:-Multiprogramming Operating System <text:s text:c="3"/><text:tab/><text:tab/>*/ </text:p>
      <text:p text:style-name="Standard">/* ****************************************************/ </text:p>
      <text:p text:style-name="Standard"/>
      <text:p text:style-name="Standard">#include"mem.h" </text:p>
      <text:p text:style-name="Standard"/>
      <text:p text:style-name="Standard">/* Allocate Memory */ </text:p>
      <text:p text:style-name="Standard"><text:soft-page-break/>static MEM* mem_alloc(MEM *memory){ </text:p>
      <text:p text:style-name="Standard"><text:s text:c="2"/>if(memory==NULL){ </text:p>
      <text:p text:style-name="Standard"><text:s text:c="4"/>memory=(MEM*)malloc(sizeof(MEM)); </text:p>
      <text:p text:style-name="Standard"><text:s text:c="2"/>} </text:p>
      <text:p text:style-name="Standard"><text:s text:c="2"/>if(memory==NULL) </text:p>
      <text:p text:style-name="Standard"><text:s text:c="4"/>{ </text:p>
      <text:p text:style-name="Standard"><text:s text:c="6"/>fprintf(stderr,"Memory not allocated"); </text:p>
      <text:p text:style-name="Standard"><text:s text:c="6"/>exit(8); </text:p>
      <text:p text:style-name="Standard"><text:s text:c="4"/>} </text:p>
      <text:p text:style-name="Standard"><text:s text:c="2"/>return memory; </text:p>
      <text:p text:style-name="Standard">} </text:p>
      <text:p text:style-name="Standard"/>
      <text:p text:style-name="Standard">/* Set Whole Memory To Blank */ </text:p>
      <text:p text:style-name="Standard">static MEM* mem_set(MEM *memory){ </text:p>
      <text:p text:style-name="Standard"><text:s text:c="2"/>memset((void*)memory-&gt;BUFF,'\0',sizeof(char)*20*42); </text:p>
      <text:p text:style-name="Standard"><text:s text:c="2"/>memset((void*)memory-&gt;LINE,'\0',sizeof(char)*42); </text:p>
      <text:p text:style-name="Standard"><text:s text:c="2"/>memset((void*)memory-&gt;MMEM,'\0',sizeof(char)*10*42); </text:p>
      <text:p text:style-name="Standard"><text:s text:c="2"/>return memory; </text:p>
      <text:p text:style-name="Standard">} </text:p>
      <text:p text:style-name="Standard"/>
      <text:p text:style-name="Standard">/* Innitialize Memory */ </text:p>
      <text:p text:style-name="Standard">MEM* mem_init(MEM *memory){ </text:p>
      <text:p text:style-name="Standard"><text:s/>memory=mem_alloc(memory); </text:p>
      <text:p text:style-name="Standard"><text:s/>memory=mem_set(memory); </text:p>
      <text:p text:style-name="Standard"><text:s/>return memory; </text:p>
      <text:p text:style-name="Standard">} </text:p>
      <text:p text:style-name="Standard"/>
      <text:p text:style-name="Standard">/* Get A Character From Memory Buffer */ </text:p>
      <text:p text:style-name="Standard">char inline mem_getchar(MEM *memory,int line,int place){ </text:p>
      <text:p text:style-name="Standard"><text:s text:c="2"/>return (*memory).BUFF[line][place]; </text:p>
      <text:p text:style-name="Standard">} </text:p>
      <text:p text:style-name="Standard"/>
      <text:p text:style-name="Standard">/* Get A Character From Current Memory Line*/ </text:p>
      <text:p text:style-name="Standard">char inline meml_getchar(MEM *memory,int no){ </text:p>
      <text:p text:style-name="Standard"><text:s text:c="2"/>return (*memory).LINE[no]; </text:p>
      <text:p text:style-name="Standard">} </text:p>
      <text:p text:style-name="Standard"/>
      <text:p text:style-name="Standard">/* Get A Character From Main Memory */ </text:p>
      <text:p text:style-name="Standard">char inline memm_getchar(MEM *memory,int line,int place){ </text:p>
      <text:p text:style-name="Standard"><text:s text:c="2"/>return (*memory).MMEM[line][place]; </text:p>
      <text:p text:style-name="Standard">} </text:p>
      <text:p text:style-name="Standard"/>
      <text:p text:style-name="Standard">/******************************************************/ </text:p>
      <text:p text:style-name="Standard">/* File Name:- cpu.h <text:s text:c="33"/><text:tab/><text:tab/><text:tab/><text:tab/>*/ </text:p>
      <text:p text:style-name="Standard">/* Licence:- GNU GPL v3 <text:s text:c="30"/><text:tab/><text:tab/><text:tab/>*/ </text:p>
      <text:p text:style-name="Standard">/* Project Name:-Multiprogramming Operating System <text:s text:c="3"/><text:tab/><text:tab/>*/ </text:p>
      <text:p text:style-name="Standard">/* ****************************************************/ </text:p>
      <text:p text:style-name="Standard"/>
      <text:p text:style-name="Standard">#ifndef CPU_H_ </text:p>
      <text:p text:style-name="Standard">#define CPU_H_ </text:p>
      <text:p text:style-name="Standard">#include"mem.h" </text:p>
      <text:p text:style-name="Standard"/>
      <text:p text:style-name="Standard"><text:soft-page-break/>/*CPU Structure=&gt; </text:p>
      <text:p text:style-name="Standard"><text:s text:c="2"/>IR=Instruction Register, </text:p>
      <text:p text:style-name="Standard"><text:s text:c="2"/>R=CPU Register, </text:p>
      <text:p text:style-name="Standard"><text:s text:c="2"/>SI=System Interrupt, </text:p>
      <text:p text:style-name="Standard"><text:s text:c="2"/>PI=Program Interrupt, </text:p>
      <text:p text:style-name="Standard">*/ </text:p>
      <text:p text:style-name="Standard">struct CPU{ </text:p>
      <text:p text:style-name="Standard"><text:s text:c="2"/>int PC; </text:p>
      <text:p text:style-name="Standard"><text:s text:c="2"/>char IR[4],R[4]; </text:p>
      <text:p text:style-name="Standard"><text:s text:c="2"/>enum SI {none,gd,pd,h} SI; </text:p>
      <text:p text:style-name="Standard"><text:s text:c="2"/>enum PI{n,y}PI; </text:p>
      <text:p text:style-name="Standard"><text:s text:c="2"/>enum MODE{master,slave}MODE; </text:p>
      <text:p text:style-name="Standard"><text:s text:c="2"/>enum TOGGLE{true,false}C; </text:p>
      <text:p text:style-name="Standard"><text:s text:c="2"/>/* enum TI=Second Phase */ </text:p>
      <text:p text:style-name="Standard">}; </text:p>
      <text:p text:style-name="Standard">typedef struct CPU CPU; </text:p>
      <text:p text:style-name="Standard"/>
      <text:p text:style-name="Standard">/* Cpu functions */ </text:p>
      <text:p text:style-name="Standard">extern CPU* cpu_init(CPU *cpu); </text:p>
      <text:p text:style-name="Standard">#endif <text:s/>/* cpu.h int addr*/ </text:p>
      <text:p text:style-name="Standard"/>
      <text:p text:style-name="Standard">/******************************************************/ </text:p>
      <text:p text:style-name="Standard">/* File Name:- cpu.c <text:s text:c="32"/><text:tab/><text:tab/><text:tab/><text:tab/>*/ </text:p>
      <text:p text:style-name="Standard">/* Licence:- GNU GPL v3 <text:s text:c="29"/><text:tab/><text:tab/><text:tab/> */ </text:p>
      <text:p text:style-name="Standard">/* Project Name:-Multiprogramming Operating System <text:s text:c="3"/><text:tab/><text:tab/>*/ </text:p>
      <text:p text:style-name="Standard">/* ****************************************************/ </text:p>
      <text:p text:style-name="Standard"/>
      <text:p text:style-name="Standard">#include"cpu.h" </text:p>
      <text:p text:style-name="Standard"/>
      <text:p text:style-name="Standard">/* Innitialize cpu */ </text:p>
      <text:p text:style-name="Standard">CPU* cpu_init(CPU *cpu){ </text:p>
      <text:p text:style-name="Standard"><text:s text:c="2"/>cpu=(CPU*)malloc(sizeof(CPU)); </text:p>
      <text:p text:style-name="Standard"><text:s text:c="2"/>if(cpu==NULL) </text:p>
      <text:p text:style-name="Standard"><text:s text:c="4"/>{ </text:p>
      <text:p text:style-name="Standard"><text:s text:c="6"/>fprintf(stderr,"Memory not allocated"); </text:p>
      <text:p text:style-name="Standard"><text:s text:c="4"/>} </text:p>
      <text:p text:style-name="Standard"><text:s text:c="2"/>memset((void*)cpu-&gt;IR,'\0',sizeof(char)*4); </text:p>
      <text:p text:style-name="Standard"><text:s text:c="2"/>memset((void*)cpu-&gt;R,'\0',sizeof(char)*4); </text:p>
      <text:p text:style-name="Standard"><text:s text:c="2"/>cpu-&gt;PC=0; </text:p>
      <text:p text:style-name="Standard"><text:s text:c="2"/>cpu-&gt;SI=none; </text:p>
      <text:p text:style-name="Standard"><text:s text:c="2"/>cpu-&gt;PI=n; </text:p>
      <text:p text:style-name="Standard"><text:s text:c="2"/>cpu-&gt;MODE=slave; </text:p>
      <text:p text:style-name="Standard"><text:s text:c="2"/>cpu-&gt;C=false; </text:p>
      <text:p text:style-name="Standard"><text:s text:c="2"/>return cpu; </text:p>
      <text:p text:style-name="Standard">} </text:p>
      <text:p text:style-name="Standard"/>
      <text:p text:style-name="Standard">/******************************************************/ </text:p>
      <text:p text:style-name="Standard">/* File Name:- mos.h <text:s text:c="32"/><text:tab/><text:tab/><text:tab/><text:tab/>*/ </text:p>
      <text:p text:style-name="Standard">/* Licence:- GNU GPL v3 <text:s text:c="30"/><text:tab/><text:tab/><text:tab/>*/ </text:p>
      <text:p text:style-name="Standard">/* Project Name:-Multiprogramming Operating System <text:s text:c="3"/><text:tab/><text:tab/>*/ </text:p>
      <text:p text:style-name="Standard">/* ****************************************************/ </text:p>
      <text:p text:style-name="Standard">#ifndef MOS_H_ </text:p>
      <text:p text:style-name="Standard"><text:soft-page-break/>#define MOS_H_ </text:p>
      <text:p text:style-name="Standard">#include"cpu.h" </text:p>
      <text:p text:style-name="Standard">#include"mem.h" </text:p>
      <text:p text:style-name="Standard">#include"card.h" </text:p>
      <text:p text:style-name="Standard">#include"linep.h" </text:p>
      <text:p text:style-name="Standard">/* HAL hardware structure </text:p>
      <text:p text:style-name="Standard"><text:s text:c="3"/>cpu-cpu for program execution </text:p>
      <text:p text:style-name="Standard"><text:s text:c="3"/>memory-memory for handling all memory related operations </text:p>
      <text:p text:style-name="Standard"><text:s text:c="3"/>lineprinter-lineprinter for printing output in output File </text:p>
      <text:p text:style-name="Standard"><text:s text:c="3"/>instream-input code tape </text:p>
      <text:p text:style-name="Standard"><text:s text:c="3"/>outstream-output tape </text:p>
      <text:p text:style-name="Standard">*/ </text:p>
      <text:p text:style-name="Standard">struct HAL{ </text:p>
      <text:p text:style-name="Standard"><text:s text:c="2"/>CPU *cpu; </text:p>
      <text:p text:style-name="Standard"><text:s text:c="2"/>MEM *memory; </text:p>
      <text:p text:style-name="Standard"><text:s text:c="2"/>LINEPRINTER *linep; </text:p>
      <text:p text:style-name="Standard"><text:s text:c="2"/>FILE *instream; </text:p>
      <text:p text:style-name="Standard"><text:s text:c="2"/>FILE *outstream; </text:p>
      <text:p text:style-name="Standard"><text:s text:c="2"/>int flag; </text:p>
      <text:p text:style-name="Standard">}; </text:p>
      <text:p text:style-name="Standard">typedef struct HAL HAL; </text:p>
      <text:p text:style-name="Standard"/>
      <text:p text:style-name="Standard">/* Turn on &amp; off <text:s/>HAL to allocate or dealloc memory <text:s/>*/ </text:p>
      <text:p text:style-name="Standard">extern HAL* hal_turnon(HAL *hal,char *instream,char *outstream); </text:p>
      <text:p text:style-name="Standard">extern void hal_turnoff(HAL *hal); </text:p>
      <text:p text:style-name="Standard"/>
      <text:p text:style-name="Standard">/*Executing program ... */ </text:p>
      <text:p text:style-name="Standard">extern void mos_execute(HAL *hal); </text:p>
      <text:p text:style-name="Standard"/>
      <text:p text:style-name="Standard">/* All services <text:s/>*/ </text:p>
      <text:p text:style-name="Standard">extern void mos_gd(HAL *hal,int addr); </text:p>
      <text:p text:style-name="Standard">extern void mos_pd(HAL *hal,int addr); </text:p>
      <text:p text:style-name="Standard">extern void mos_lr(HAL *hal,int addr); </text:p>
      <text:p text:style-name="Standard">extern void mos_sr(HAL *hal,int addr); </text:p>
      <text:p text:style-name="Standard">extern void mos_cr(HAL *hal,int addr); </text:p>
      <text:p text:style-name="Standard">extern void mos_bt(HAL *hal,int addr,int *row,int *line); </text:p>
      <text:p text:style-name="Standard">extern HAL* mos_halt(HAL *hal); </text:p>
      <text:p text:style-name="Standard">#endif <text:s/>/* mos.h */ </text:p>
      <text:p text:style-name="Standard"/>
      <text:p text:style-name="Standard">/******************************************************/ </text:p>
      <text:p text:style-name="Standard">/* File Name:- mos.c <text:s text:c="33"/><text:tab/><text:tab/><text:tab/><text:tab/>*/ </text:p>
      <text:p text:style-name="Standard">/* Licence:- GNU GPL v3 <text:s text:c="30"/><text:tab/><text:tab/><text:tab/>*/ </text:p>
      <text:p text:style-name="Standard">/* Project Name:-Multiprogramming Operating System <text:s text:c="3"/><text:tab/><text:tab/>*/ </text:p>
      <text:p text:style-name="Standard">/* ****************************************************/ </text:p>
      <text:p text:style-name="Standard">#include"mos.h" </text:p>
      <text:p text:style-name="Standard">#include&lt;ctype.h&gt; </text:p>
      <text:p text:style-name="Standard"/>
      <text:p text:style-name="Standard">/* ************************************************** */ </text:p>
      <text:p text:style-name="Standard">/* Turn on &amp; off HAL to allocate and deallocate memory */ </text:p>
      <text:p text:style-name="Standard">/* Turn on hardware abstraction layer */ </text:p>
      <text:p text:style-name="Standard">HAL* hal_turnon(HAL *hal,char *instream,char *outstream){ </text:p>
      <text:p text:style-name="Standard"><text:s text:c="2"/>hal=(HAL*)malloc(sizeof(HAL)); </text:p>
      <text:p text:style-name="Standard"><text:soft-page-break/><text:s text:c="2"/>if(hal==NULL){ </text:p>
      <text:p text:style-name="Standard"><text:s text:c="4"/>fprintf(hal-&gt;outstream,"\nhal_turnon=&gt;Memory not allocated\t"); </text:p>
      <text:p text:style-name="Standard"><text:s text:c="2"/>} </text:p>
      <text:p text:style-name="Standard"><text:s text:c="2"/>hal-&gt;memory=mem_init(hal-&gt;memory); </text:p>
      <text:p text:style-name="Standard"><text:s text:c="2"/>hal-&gt;cpu=cpu_init(hal-&gt;cpu); </text:p>
      <text:p text:style-name="Standard"><text:s text:c="2"/>hal-&gt;linep=linep_init(hal-&gt;linep); </text:p>
      <text:p text:style-name="Standard"><text:s text:c="2"/>hal-&gt;instream=card_open(hal-&gt;instream,instream); </text:p>
      <text:p text:style-name="Standard"><text:s text:c="2"/>hal-&gt;outstream=linep_open(hal-&gt;outstream,outstream); </text:p>
      <text:p text:style-name="Standard"><text:s text:c="2"/>hal-&gt;flag=0; </text:p>
      <text:p text:style-name="Standard"><text:s text:c="2"/>return hal; </text:p>
      <text:p text:style-name="Standard">} </text:p>
      <text:p text:style-name="Standard"/>
      <text:p text:style-name="Standard">/* Free Overall Memory */ </text:p>
      <text:p text:style-name="Standard">void <text:s/>hal_turnoff(HAL *hal){ </text:p>
      <text:p text:style-name="Standard"><text:s text:c="2"/>card_close(hal-&gt;instream); </text:p>
      <text:p text:style-name="Standard"><text:s text:c="2"/>linep_close(hal-&gt;outstream); </text:p>
      <text:p text:style-name="Standard"><text:s text:c="2"/>if(hal!=NULL){ </text:p>
      <text:p text:style-name="Standard"><text:s text:c="4"/>free(hal-&gt;cpu); </text:p>
      <text:p text:style-name="Standard"><text:s text:c="4"/>free(hal-&gt;linep); </text:p>
      <text:p text:style-name="Standard"><text:s text:c="4"/>free(hal-&gt;memory); </text:p>
      <text:p text:style-name="Standard"><text:s text:c="4"/>free(hal); </text:p>
      <text:p text:style-name="Standard"><text:s text:c="2"/>} </text:p>
      <text:p text:style-name="Standard">} </text:p>
      <text:p text:style-name="Standard">/* ************************************************** */ </text:p>
      <text:p text:style-name="Standard"/>
      <text:p text:style-name="Standard">/* ************************************************** */ </text:p>
      <text:p text:style-name="Standard">/* Static functions for mos execute */ </text:p>
      <text:p text:style-name="Standard">/* Innitialize mos in intermediate stages */ </text:p>
      <text:p text:style-name="Standard">static HAL* mos_init(HAL *hal){ </text:p>
      <text:p text:style-name="Standard"><text:s text:c="2"/>if(hal-&gt;flag){ </text:p>
      <text:p text:style-name="Standard"><text:s text:c="4"/>hal-&gt;memory=mem_init(hal-&gt;memory); </text:p>
      <text:p text:style-name="Standard"><text:s text:c="4"/>hal-&gt;cpu=cpu_init(hal-&gt;cpu); </text:p>
      <text:p text:style-name="Standard"><text:s text:c="4"/>hal-&gt;linep=linep_init(hal-&gt;linep); </text:p>
      <text:p text:style-name="Standard"><text:s text:c="2"/>} </text:p>
      <text:p text:style-name="Standard"><text:s text:c="2"/>return hal; </text:p>
      <text:p text:style-name="Standard">} </text:p>
      <text:p text:style-name="Standard"/>
      <text:p text:style-name="Standard">/* Handling all interrupts after each instruction */ </text:p>
      <text:p text:style-name="Standard">static void mos_interrupt(HAL *hal,int addr){ </text:p>
      <text:p text:style-name="Standard"><text:s text:c="2"/>if(hal-&gt;cpu-&gt;SI!=none) </text:p>
      <text:p text:style-name="Standard"><text:s text:c="4"/>{ </text:p>
      <text:p text:style-name="Standard"><text:s text:c="6"/>if(hal-&gt;cpu-&gt;SI==gd) </text:p>
      <text:p text:style-name="Standard"><text:s text:c="8"/>mos_gd(hal,addr); </text:p>
      <text:p text:style-name="Standard"><text:s text:c="6"/>if(hal-&gt;cpu-&gt;SI==pd){ </text:p>
      <text:p text:style-name="Standard"><text:s text:c="8"/>mos_pd(hal,addr); </text:p>
      <text:p text:style-name="Standard"><text:s text:c="8"/>linep_print(hal-&gt;outstream,hal-&gt;linep); </text:p>
      <text:p text:style-name="Standard"><text:s text:c="8"/>hal-&gt;linep-&gt;OPFLAG=0; </text:p>
      <text:p text:style-name="Standard"><text:s text:c="6"/>} </text:p>
      <text:p text:style-name="Standard"><text:s text:c="6"/>if(hal-&gt;cpu-&gt;SI==h){ </text:p>
      <text:p text:style-name="Standard"><text:s text:c="8"/>hal-&gt;cpu-&gt;SI=h; </text:p>
      <text:p text:style-name="Standard"><text:s text:c="8"/>mos_halt(hal); </text:p>
      <text:p text:style-name="Standard"><text:s text:c="6"/>} </text:p>
      <text:p text:style-name="Standard"><text:soft-page-break/><text:s text:c="4"/>} </text:p>
      <text:p text:style-name="Standard"><text:s text:c="2"/>hal-&gt;cpu-&gt;SI=none; </text:p>
      <text:p text:style-name="Standard"><text:s text:c="2"/>if(hal-&gt;cpu-&gt;PI==y){ </text:p>
      <text:p text:style-name="Standard"><text:s text:c="4"/>fprintf(hal-&gt;outstream,"\nmos_interrupt=&gt; PI==y\t"); </text:p>
      <text:p text:style-name="Standard"><text:s text:c="4"/>hal-&gt;cpu-&gt;SI=h; </text:p>
      <text:p text:style-name="Standard"><text:s text:c="4"/>mos_halt(hal); </text:p>
      <text:p text:style-name="Standard"><text:s text:c="2"/>} </text:p>
      <text:p text:style-name="Standard">} </text:p>
      <text:p text:style-name="Standard"/>
      <text:p text:style-name="Standard">/* Decide which instruction does IR really contains */ </text:p>
      <text:p text:style-name="Standard">static void mos_call(HAL *hal,int *row,int *line){ </text:p>
      <text:p text:style-name="Standard"><text:s text:c="2"/>char i1,i2,i3,i4,temp[2]=""; </text:p>
      <text:p text:style-name="Standard"><text:s text:c="2"/>int addr=0; </text:p>
      <text:p text:style-name="Standard"><text:s text:c="2"/>i1=hal-&gt;cpu-&gt;IR[0]; </text:p>
      <text:p text:style-name="Standard"><text:s text:c="2"/>i2=hal-&gt;cpu-&gt;IR[1]; </text:p>
      <text:p text:style-name="Standard"><text:s text:c="2"/>i3=hal-&gt;cpu-&gt;IR[2]; </text:p>
      <text:p text:style-name="Standard"><text:s text:c="2"/>i4=hal-&gt;cpu-&gt;IR[3]; </text:p>
      <text:p text:style-name="Standard"><text:s text:c="2"/>temp[0]=i3; </text:p>
      <text:p text:style-name="Standard"><text:s text:c="2"/>temp[1]=i4; </text:p>
      <text:p text:style-name="Standard"><text:s text:c="2"/>addr=atoi(temp); </text:p>
      <text:p text:style-name="Standard"><text:s text:c="2"/>if(i1=='G' &amp;&amp; i2=='D'){ </text:p>
      <text:p text:style-name="Standard"><text:s text:c="4"/>hal-&gt;cpu-&gt;SI=gd; </text:p>
      <text:p text:style-name="Standard"><text:s text:c="2"/>} </text:p>
      <text:p text:style-name="Standard"><text:s text:c="2"/>if(i1=='P' &amp;&amp; i2=='D'){ </text:p>
      <text:p text:style-name="Standard"><text:s text:c="4"/>hal-&gt;cpu-&gt;SI=pd; </text:p>
      <text:p text:style-name="Standard"><text:s text:c="2"/>} </text:p>
      <text:p text:style-name="Standard"><text:s text:c="2"/>if(i1=='L' &amp;&amp; i2=='R'){ </text:p>
      <text:p text:style-name="Standard"><text:s text:c="4"/>mos_lr(hal,addr); </text:p>
      <text:p text:style-name="Standard"><text:s text:c="2"/>} </text:p>
      <text:p text:style-name="Standard"><text:s text:c="2"/>if(i1=='S' &amp;&amp; i2=='R'){ </text:p>
      <text:p text:style-name="Standard"><text:s text:c="4"/>mos_sr(hal,addr); </text:p>
      <text:p text:style-name="Standard"><text:s text:c="2"/>} </text:p>
      <text:p text:style-name="Standard"><text:s text:c="2"/>if(i1=='C' &amp;&amp; i2=='R'){ </text:p>
      <text:p text:style-name="Standard"><text:s text:c="4"/>mos_cr(hal,addr); </text:p>
      <text:p text:style-name="Standard"><text:s text:c="2"/>} </text:p>
      <text:p text:style-name="Standard"><text:s text:c="2"/>if(i1=='B' &amp;&amp; i2== 'T'){ </text:p>
      <text:p text:style-name="Standard"><text:s text:c="4"/>mos_bt(hal,addr,row,line); </text:p>
      <text:p text:style-name="Standard"><text:s text:c="2"/>} </text:p>
      <text:p text:style-name="Standard"><text:s text:c="2"/>printf("addr=%d",addr); </text:p>
      <text:p text:style-name="Standard"><text:s text:c="2"/>mos_interrupt(hal,addr); </text:p>
      <text:p text:style-name="Standard">} </text:p>
      <text:p text:style-name="Standard">/* ************************************************** */ </text:p>
      <text:p text:style-name="Standard"/>
      <text:p text:style-name="Standard"/>
      <text:p text:style-name="Standard">/* ************************************************** */ </text:p>
      <text:p text:style-name="Standard">/* MOS execute <text:s/>*/ </text:p>
      <text:p text:style-name="Standard">/* Call to execute program after loading in memory */ </text:p>
      <text:p text:style-name="Standard">void mos_execute(HAL *hal){ </text:p>
      <text:p text:style-name="Standard"><text:s text:c="2"/>int row=0,line,cno=0; </text:p>
      <text:p text:style-name="Standard"><text:s text:c="2"/>char c; </text:p>
      <text:p text:style-name="Standard"><text:s text:c="2"/>line=0; </text:p>
      <text:p text:style-name="Standard"><text:s text:c="2"/>printf("\nCno\tC\tisalpha\tisdigit\trow\tline"); </text:p>
      <text:p text:style-name="Standard"><text:soft-page-break/><text:s text:c="2"/>while(1){ </text:p>
      <text:p text:style-name="Standard"><text:s text:c="4"/>if(row==40){ </text:p>
      <text:p text:style-name="Standard"><text:s text:c="6"/>line=line+1; </text:p>
      <text:p text:style-name="Standard"><text:s text:c="6"/>if(line==10){ </text:p>
      <text:p text:style-name="Standard"><text:s text:c="8"/>fprintf(hal-&gt;outstream,"\nmos_execute=&gt;line==10\t"); </text:p>
      <text:p text:style-name="Standard"><text:s text:c="8"/>hal-&gt;cpu-&gt;SI=h; </text:p>
      <text:p text:style-name="Standard"><text:s text:c="8"/>mos_halt(hal); </text:p>
      <text:p text:style-name="Standard"><text:s text:c="6"/>} </text:p>
      <text:p text:style-name="Standard"><text:s text:c="6"/>row=0; </text:p>
      <text:p text:style-name="Standard"><text:s text:c="4"/>} </text:p>
      <text:p text:style-name="Standard"><text:s text:c="4"/>c=mem_getchar(hal-&gt;memory,line,row); </text:p>
      <text:p text:style-name="Standard"><text:s text:c="4"/>if(c=='H' &amp;&amp; cno==0){ </text:p>
      <text:p text:style-name="Standard"><text:s text:c="6"/>hal-&gt;cpu-&gt;SI=h; </text:p>
      <text:p text:style-name="Standard"><text:s text:c="6"/>mos_halt(hal); </text:p>
      <text:p text:style-name="Standard"><text:s text:c="6"/>return; </text:p>
      <text:p text:style-name="Standard"><text:s text:c="4"/>} </text:p>
      <text:p text:style-name="Standard"><text:s text:c="4"/>if(isalnum(c)){ </text:p>
      <text:p text:style-name="Standard"><text:s text:c="6"/>printf("\n%d\t%c\t%d\t%d\t%d\t%d",cno,c,isalpha(c),isdigit(c),row,line); </text:p>
      <text:p text:style-name="Standard"><text:s text:c="6"/>if(isalpha(c) &amp;&amp; (cno==0||cno==1)){ </text:p>
      <text:p text:style-name="Standard"><text:s text:c="8"/>hal-&gt;cpu-&gt;IR[cno]=c; </text:p>
      <text:p text:style-name="Standard"><text:s text:c="6"/>} </text:p>
      <text:p text:style-name="Standard"><text:s text:c="6"/>if(isalpha(c) &amp;&amp; (cno==2||cno==3)){ </text:p>
      <text:p text:style-name="Standard"><text:s text:c="8"/>hal-&gt;cpu-&gt;PI=y; </text:p>
      <text:p text:style-name="Standard"><text:s text:c="8"/>fprintf(hal-&gt;outstream,"\nmos_execute:PI==y cno error\t"); </text:p>
      <text:p text:style-name="Standard"><text:s text:c="8"/>hal-&gt;cpu-&gt;SI=h; </text:p>
      <text:p text:style-name="Standard"><text:s text:c="8"/>mos_halt(hal); </text:p>
      <text:p text:style-name="Standard"><text:s text:c="6"/>} </text:p>
      <text:p text:style-name="Standard"><text:s text:c="6"/>if(isdigit(c) &amp;&amp; (cno==2||cno==3)){ </text:p>
      <text:p text:style-name="Standard"><text:s text:c="8"/>hal-&gt;cpu-&gt;IR[cno]=c; </text:p>
      <text:p text:style-name="Standard"><text:s text:c="6"/>} </text:p>
      <text:p text:style-name="Standard"><text:s text:c="6"/>if(isdigit(c) &amp;&amp; (cno==0||cno==1)){ </text:p>
      <text:p text:style-name="Standard"><text:s text:c="8"/>hal-&gt;cpu-&gt;PI=y; </text:p>
      <text:p text:style-name="Standard"><text:s text:c="8"/>fprintf(hal-&gt;outstream,"\nmos_execute:PI==y cno error\t"); </text:p>
      <text:p text:style-name="Standard"><text:s text:c="8"/>hal-&gt;cpu-&gt;SI=h; </text:p>
      <text:p text:style-name="Standard"><text:s text:c="8"/>mos_halt(hal); </text:p>
      <text:p text:style-name="Standard"><text:s text:c="6"/>} </text:p>
      <text:p text:style-name="Standard"><text:s text:c="6"/>cno++; </text:p>
      <text:p text:style-name="Standard"><text:s text:c="4"/>} </text:p>
      <text:p text:style-name="Standard"><text:s text:c="4"/>if(cno==4){ </text:p>
      <text:p text:style-name="Standard"><text:s text:c="6"/>hal-&gt;cpu-&gt;PC+=1; </text:p>
      <text:p text:style-name="Standard"><text:s text:c="6"/>mos_call(hal,&amp;row,&amp;line); </text:p>
      <text:p text:style-name="Standard"><text:s text:c="6"/>cno=0; </text:p>
      <text:p text:style-name="Standard"><text:s text:c="4"/>} </text:p>
      <text:p text:style-name="Standard"><text:s text:c="4"/>row++; </text:p>
      <text:p text:style-name="Standard"><text:s text:c="2"/>} </text:p>
      <text:p text:style-name="Standard">} </text:p>
      <text:p text:style-name="Standard">/* ************************************************** */ </text:p>
      <text:p text:style-name="Standard"/>
      <text:p text:style-name="Standard"/>
      <text:p text:style-name="Standard">/* ************************************************** */ </text:p>
      <text:p text:style-name="Standard">/* All services <text:s/>*/ </text:p>
      <text:p text:style-name="Standard"/>
      <text:p text:style-name="Standard"><text:soft-page-break/>/* Get Data Service */ </text:p>
      <text:p text:style-name="Standard">void mos_gd(HAL *hal,int addr){ </text:p>
      <text:p text:style-name="Standard"><text:s text:c="2"/>if(hal-&gt;cpu-&gt;SI!=gd || hal-&gt;cpu-&gt;PI==y){ </text:p>
      <text:p text:style-name="Standard"><text:s text:c="4"/>fprintf(hal-&gt;outstream,"\nmos_gd=&gt;si!=gd\t"); </text:p>
      <text:p text:style-name="Standard"><text:s text:c="4"/>hal-&gt;cpu-&gt;SI=h; </text:p>
      <text:p text:style-name="Standard"><text:s text:c="4"/>mos_halt(hal); </text:p>
      <text:p text:style-name="Standard"><text:s text:c="2"/>} </text:p>
      <text:p text:style-name="Standard"><text:s text:c="2"/>fgets(hal-&gt;memory-&gt;LINE,(int)sizeof(hal-&gt;memory-&gt;LINE),hal-&gt;instream); </text:p>
      <text:p text:style-name="Standard"><text:s text:c="2"/>if(meml_getchar(hal-&gt;memory,0)=='$' &amp;&amp; meml_getchar(hal-&gt;memory,1)=='E'){ </text:p>
      <text:p text:style-name="Standard"><text:s text:c="4"/>fprintf(hal-&gt;outstream,"\nmos_gd=&gt;$END\t"); </text:p>
      <text:p text:style-name="Standard"><text:s text:c="4"/>hal-&gt;cpu-&gt;SI=h; </text:p>
      <text:p text:style-name="Standard"><text:s text:c="4"/>mos_halt(hal); </text:p>
      <text:p text:style-name="Standard"><text:s text:c="2"/>} </text:p>
      <text:p text:style-name="Standard"><text:s text:c="2"/>strncpy(&amp;(hal-&gt;memory-&gt;MMEM[(int)addr/10][(int)addr%10]),hal-&gt;memory-&gt;LINE,40); </text:p>
      <text:p text:style-name="Standard">} </text:p>
      <text:p text:style-name="Standard"/>
      <text:p text:style-name="Standard">/* Print Data Service */ </text:p>
      <text:p text:style-name="Standard">void mos_pd(HAL *hal,int addr){ </text:p>
      <text:p text:style-name="Standard"><text:s text:c="2"/>if(hal-&gt;cpu-&gt;SI!=pd &amp;&amp; hal-&gt;cpu-&gt;PI==y){ </text:p>
      <text:p text:style-name="Standard"><text:s text:c="4"/>fprintf(hal-&gt;outstream,"\nmos_pd=&gt;si!=pd\t"); </text:p>
      <text:p text:style-name="Standard"><text:s text:c="4"/>hal-&gt;cpu-&gt;SI=h; </text:p>
      <text:p text:style-name="Standard"><text:s text:c="4"/>mos_halt(hal); </text:p>
      <text:p text:style-name="Standard"><text:s text:c="2"/>} </text:p>
      <text:p text:style-name="Standard"><text:s text:c="2"/>strncpy(hal-&gt;linep-&gt;OPLINE,&amp;(hal-&gt;memory-&gt;MMEM[(int)addr/10][(int)addr%10]),40); </text:p>
      <text:p text:style-name="Standard"><text:s text:c="2"/>hal-&gt;linep-&gt;OPFLAG=1; </text:p>
      <text:p text:style-name="Standard">} </text:p>
      <text:p text:style-name="Standard"/>
      <text:p text:style-name="Standard">/* Halt Service */ </text:p>
      <text:p text:style-name="Standard">HAL* mos_halt(HAL *hal){ </text:p>
      <text:p text:style-name="Standard"><text:s text:c="2"/>if(hal-&gt;cpu-&gt;SI!=h &amp;&amp; hal-&gt;cpu-&gt;PI==y){ </text:p>
      <text:p text:style-name="Standard"><text:s text:c="4"/>fprintf(hal-&gt;outstream,"\nmos_halt=&gt;si!=h\t"); </text:p>
      <text:p text:style-name="Standard"><text:s text:c="4"/>exit(8); </text:p>
      <text:p text:style-name="Standard"><text:s text:c="2"/>} </text:p>
      <text:p text:style-name="Standard"><text:s text:c="2"/>if(meml_getchar(hal-&gt;memory,0)!='$' &amp;&amp; meml_getchar(hal-&gt;memory,1)!='E'){ </text:p>
      <text:p text:style-name="Standard"><text:s text:c="4"/>while(fgets(hal-&gt;memory-&gt;LINE,(int)sizeof(hal-&gt;memory-&gt;LINE),hal-&gt;instream)) </text:p>
      <text:p text:style-name="Standard"><text:s text:c="6"/>if(meml_getchar(hal-&gt;memory,0)=='$'&amp;&amp; meml_getchar(hal-&gt;memory,1)=='E') </text:p>
      <text:p text:style-name="Standard"><text:s text:c="8"/>break; </text:p>
      <text:p text:style-name="Standard"><text:s text:c="2"/>} </text:p>
      <text:p text:style-name="Standard"><text:s text:c="2"/>linep_jobend(hal-&gt;outstream); </text:p>
      <text:p text:style-name="Standard"><text:s text:c="2"/>hal-&gt;flag=1; </text:p>
      <text:p text:style-name="Standard"><text:s text:c="2"/>hal=mos_init(hal); </text:p>
      <text:p text:style-name="Standard"><text:s text:c="2"/>return hal; </text:p>
      <text:p text:style-name="Standard">} </text:p>
      <text:p text:style-name="Standard"/>
      <text:p text:style-name="Standard">/* Load Register Service */ </text:p>
      <text:p text:style-name="Standard">void mos_lr(HAL *hal,int addr){ </text:p>
      <text:p text:style-name="Standard"><text:s text:c="2"/>int temp1,temp2,i; </text:p>
      <text:p text:style-name="Standard"><text:s text:c="2"/>if(hal-&gt;cpu-&gt;PI==y){ </text:p>
      <text:p text:style-name="Standard"><text:s text:c="4"/>fprintf(hal-&gt;outstream,"\nmos_lr=&gt;pi==y\t"); </text:p>
      <text:p text:style-name="Standard"><text:s text:c="4"/>hal-&gt;cpu-&gt;SI=h; </text:p>
      <text:p text:style-name="Standard"><text:s text:c="4"/>mos_halt(hal); </text:p>
      <text:p text:style-name="Standard"><text:s text:c="2"/>} </text:p>
      <text:p text:style-name="Standard"><text:soft-page-break/><text:s text:c="2"/>temp1=(addr/10); </text:p>
      <text:p text:style-name="Standard"><text:s text:c="2"/>temp2=(addr%10)*4; </text:p>
      <text:p text:style-name="Standard"><text:s text:c="2"/>for(i=0;i&lt;4;i++){ </text:p>
      <text:p text:style-name="Standard"><text:s text:c="4"/>hal-&gt;cpu-&gt;R[i]=hal-&gt;memory-&gt;MMEM[temp1][temp2+i]; </text:p>
      <text:p text:style-name="Standard"><text:s text:c="2"/>} </text:p>
      <text:p text:style-name="Standard">} </text:p>
      <text:p text:style-name="Standard"/>
      <text:p text:style-name="Standard">/* Store Register Service */ </text:p>
      <text:p text:style-name="Standard">void mos_sr(HAL *hal,int addr){ </text:p>
      <text:p text:style-name="Standard"><text:s text:c="2"/>int temp1,temp2,i; </text:p>
      <text:p text:style-name="Standard"><text:s text:c="2"/>if(hal-&gt;cpu-&gt;PI==y){ </text:p>
      <text:p text:style-name="Standard"><text:s text:c="4"/>fprintf(hal-&gt;outstream,"\nmos_sr=&gt;pi==y\t"); </text:p>
      <text:p text:style-name="Standard"><text:s text:c="4"/>hal-&gt;cpu-&gt;SI=h; </text:p>
      <text:p text:style-name="Standard"><text:s text:c="4"/>mos_halt(hal); </text:p>
      <text:p text:style-name="Standard"><text:s text:c="2"/>} </text:p>
      <text:p text:style-name="Standard"><text:s text:c="2"/>temp1=(addr/10); </text:p>
      <text:p text:style-name="Standard"><text:s text:c="2"/>temp2=(addr%10)*4; </text:p>
      <text:p text:style-name="Standard"><text:s text:c="2"/>for(i=0;i&lt;4;i++){ </text:p>
      <text:p text:style-name="Standard"><text:s text:c="4"/>hal-&gt;memory-&gt;MMEM[temp1][temp2+i]=hal-&gt;cpu-&gt;R[i]; </text:p>
      <text:p text:style-name="Standard"><text:s text:c="2"/>} </text:p>
      <text:p text:style-name="Standard">} </text:p>
      <text:p text:style-name="Standard"/>
      <text:p text:style-name="Standard">/* Compare Register Service */ </text:p>
      <text:p text:style-name="Standard">void mos_cr(HAL *hal,int addr){ </text:p>
      <text:p text:style-name="Standard"><text:s text:c="2"/>int temp1=0,temp2=0,check_flag=1,i=0; </text:p>
      <text:p text:style-name="Standard"><text:s text:c="2"/>if(hal-&gt;cpu-&gt;PI==y){ </text:p>
      <text:p text:style-name="Standard"><text:s text:c="4"/>fprintf(hal-&gt;outstream,"\nmos_cr=&gt;pi==y\t"); </text:p>
      <text:p text:style-name="Standard"><text:s text:c="4"/>hal-&gt;cpu-&gt;SI=h; </text:p>
      <text:p text:style-name="Standard"><text:s text:c="4"/>mos_halt(hal); </text:p>
      <text:p text:style-name="Standard"><text:s text:c="2"/>} </text:p>
      <text:p text:style-name="Standard"><text:s text:c="2"/>temp1=(addr/10); </text:p>
      <text:p text:style-name="Standard"><text:s text:c="2"/>temp2=(addr%10)*4; </text:p>
      <text:p text:style-name="Standard"><text:s text:c="2"/>for(i=0;i&lt;4;i++) </text:p>
      <text:p text:style-name="Standard"><text:s text:c="4"/>{ </text:p>
      <text:p text:style-name="Standard"><text:s text:c="6"/>if(hal-&gt;memory-&gt;MMEM[temp1][temp2+i]!=hal-&gt;cpu-&gt;R[i]) </text:p>
      <text:p text:style-name="Standard"><text:s text:c="8"/>{ </text:p>
      <text:p text:style-name="Standard"><text:s text:c="10"/>check_flag=0; </text:p>
      <text:p text:style-name="Standard"><text:s text:c="10"/>break; </text:p>
      <text:p text:style-name="Standard"><text:s text:c="8"/>} </text:p>
      <text:p text:style-name="Standard"><text:s text:c="4"/>} </text:p>
      <text:p text:style-name="Standard"><text:s text:c="2"/>if(check_flag) </text:p>
      <text:p text:style-name="Standard"><text:s text:c="4"/>hal-&gt;cpu-&gt;C=true; </text:p>
      <text:p text:style-name="Standard">} </text:p>
      <text:p text:style-name="Standard"/>
      <text:p text:style-name="Standard">/* Branch Toggle Service */ </text:p>
      <text:p text:style-name="Standard">void mos_bt(HAL *hal,int addr,int *row,int *line){ </text:p>
      <text:p text:style-name="Standard"/>
      <text:p text:style-name="Standard"><text:s text:c="2"/>if(hal-&gt;cpu-&gt;PI==y){ </text:p>
      <text:p text:style-name="Standard"><text:s text:c="4"/>fprintf(hal-&gt;outstream,"\nmos_bt=&gt;pi==y\t"); </text:p>
      <text:p text:style-name="Standard"><text:s text:c="4"/>hal-&gt;cpu-&gt;SI=h; </text:p>
      <text:p text:style-name="Standard"><text:s text:c="4"/>mos_halt(hal); </text:p>
      <text:p text:style-name="Standard"><text:s text:c="2"/>} </text:p>
      <text:p text:style-name="Standard"><text:soft-page-break/><text:s text:c="2"/>if(hal-&gt;cpu-&gt;C==true){ </text:p>
      <text:p text:style-name="Standard"><text:s text:c="4"/>addr=addr-1; </text:p>
      <text:p text:style-name="Standard"><text:s text:c="4"/>*row=(addr%10)*4-1; </text:p>
      <text:p text:style-name="Standard"><text:s text:c="4"/>*line=(addr/10); </text:p>
      <text:p text:style-name="Standard"><text:s text:c="4"/>printf("row=%d line=%d",*row+1,*line); </text:p>
      <text:p text:style-name="Standard"><text:s text:c="2"/>} </text:p>
      <text:p text:style-name="Standard">} </text:p>
      <text:p text:style-name="Standard">___________________________________________________________________________ </text:p>
      <text:p text:style-name="Standard">Makefile:- </text:p>
      <text:p text:style-name="Standard"/>
      <text:p text:style-name="Standard"># <text:s/>File name :- makefile </text:p>
      <text:p text:style-name="Standard"># <text:s/>Licence:- GNU GPL v3 </text:p>
      <text:p text:style-name="Standard"># <text:s/>Project Name:-Machine Operating System </text:p>
      <text:p text:style-name="Standard"/>
      <text:p text:style-name="Standard">mos <text:s text:c="2"/>: main.c card.o cpu.o linep.o mem.o mos.o </text:p>
      <text:p text:style-name="Standard"><text:tab/>gcc -Wall -g -o mos main.c card.o cpu.o linep.o mem.o mos.o </text:p>
      <text:p text:style-name="Standard"/>
      <text:p text:style-name="Standard">card.o:card.c </text:p>
      <text:p text:style-name="Standard"><text:tab/>gcc -Wall -c card.c </text:p>
      <text:p text:style-name="Standard"/>
      <text:p text:style-name="Standard">cpu.o :cpu.c </text:p>
      <text:p text:style-name="Standard"><text:tab/>gcc -Wall -c cpu.c </text:p>
      <text:p text:style-name="Standard"/>
      <text:p text:style-name="Standard">linep.o:linep.c </text:p>
      <text:p text:style-name="Standard"><text:tab/>gcc -Wall -c linep.c </text:p>
      <text:p text:style-name="Standard"/>
      <text:p text:style-name="Standard">mem.o :mem.c </text:p>
      <text:p text:style-name="Standard"><text:tab/>gcc -Wall -c mem.c </text:p>
      <text:p text:style-name="Standard"/>
      <text:p text:style-name="Standard">mos.o :mos.c </text:p>
      <text:p text:style-name="Standard"><text:tab/>gcc -Wall -c mos.c </text:p>
      <text:p text:style-name="Standard"/>
      <text:p text:style-name="Standard">clean: </text:p>
      <text:p text:style-name="Standard"><text:tab/>rm mos *.o *.h.gch valtzar </text:p>
      <text:p text:style-name="Standard">____________________________________________________________________________ </text:p>
      <text:p text:style-name="Standard">Input file:- </text:p>
      <text:p text:style-name="Standard"/>
      <text:p text:style-name="Standard">$AMJ020200160005 </text:p>
      <text:p text:style-name="Standard">GD20PD20LR20SR30SR31PD30SR40SR41SR42PD40 </text:p>
      <text:p text:style-name="Standard">SR50SR51PD50SR60PD60H </text:p>
      <text:p text:style-name="Standard">$DTA </text:p>
      <text:p text:style-name="Standard">* </text:p>
      <text:p text:style-name="Standard">$END0202 </text:p>
      <text:p text:style-name="Standard">$AMJ04011404 </text:p>
      <text:p text:style-name="Standard">GD20PD20GD30PD30GD40GD50LR20CR30BT10PD40 </text:p>
      <text:p text:style-name="Standard">PD50H </text:p>
      <text:p text:style-name="Standard">$DTA </text:p>
      <text:p text:style-name="Standard">XYZ </text:p>
      <text:p text:style-name="Standard">XYZ </text:p>
      <text:p text:style-name="Standard">DO NOT </text:p>
      <text:p text:style-name="Standard">MATCH </text:p>
      <text:p text:style-name="Standard">$END0401 </text:p>
      <text:p text:style-name="Standard"><text:soft-page-break/>$AMJ010200400001 </text:p>
      <text:p text:style-name="Standard">GD30LR36SR40LR35SR41LR34SR42LR33SR43LR32 </text:p>
      <text:p text:style-name="Standard">SR44LR31SR45LR30SR46LR39SR47SR38SR49PD40 </text:p>
      <text:p text:style-name="Standard">H </text:p>
      <text:p text:style-name="Standard">$DTA </text:p>
      <text:p text:style-name="Standard">AMA <text:s/>PANANAL A CPLANN A A MA </text:p>
      <text:p text:style-name="Standard">$END0102 </text:p>
      <text:p text:style-name="Standard">$AMJ020100150003 </text:p>
      <text:p text:style-name="Standard">GD20LR20GD30CR33BT07GD40PD40PD20PD30GD40 </text:p>
      <text:p text:style-name="Standard">PD40H </text:p>
      <text:p text:style-name="Standard">$DTA </text:p>
      <text:p text:style-name="Standard">HOPE FOR IT </text:p>
      <text:p text:style-name="Standard">THERE IS NO HOPE </text:p>
      <text:p text:style-name="Standard">BUT STILL HOPE </text:p>
      <text:p text:style-name="Standard">$END0201 </text:p>
      <text:p text:style-name="Standard">$AMJ000302560010 </text:p>
      <text:p text:style-name="Standard">GD20PD20GD30PD30GD40LR40SR20PD20PD30GD40 </text:p>
      <text:p text:style-name="Standard">LR40SR20PD20PD30GD50PD50H </text:p>
      <text:p text:style-name="Standard">$DTA </text:p>
      <text:p text:style-name="Standard">3 LITTLE PIGS WENT TO OS CLASS. </text:p>
      <text:p text:style-name="Standard">THE WOLF ATE ONE! </text:p>
      <text:p text:style-name="Standard">2 LI </text:p>
      <text:p text:style-name="Standard">1 LI </text:p>
      <text:p text:style-name="Standard">CLASS DISMISSED! </text:p>
      <text:p text:style-name="Standard">$END003 </text:p>
      <text:p text:style-name="Standard">$AMJ000700600005 </text:p>
      <text:p text:style-name="Standard">GD50LR50SR67LR51SR66LR52SR65LR53SR64LR54 </text:p>
      <text:p text:style-name="Standard">SR63LR55SR62LR56SR61LR57SR60PD50PD60H </text:p>
      <text:p text:style-name="Standard">$DTA </text:p>
      <text:p text:style-name="Standard"><text:s text:c="3"/>N <text:s text:c="2"/>U <text:s text:c="2"/>T <text:s text:c="2"/>R <text:s text:c="2"/>A <text:s text:c="2"/>F <text:s text:c="2"/>I <text:s text:c="2"/>N </text:p>
      <text:p text:style-name="Standard">$END0007 </text:p>
      <text:p text:style-name="Standard">$AMJ000500800010 </text:p>
      <text:p text:style-name="Standard">GD70LR70SR80CR80BT21XXXXXXXXXXXXXXXXXXXX </text:p>
      <text:p text:style-name="Standard">XXXXXXXXXXXXXXXXXXXXXXXXXXXXXXXXXXXXXXXX </text:p>
      <text:p text:style-name="Standard">PD70GD70PD70GD70PD70GD70PD70GD70PD70GD70 </text:p>
      <text:p text:style-name="Standard">PD70GD70PD70H </text:p>
      <text:p text:style-name="Standard">$DTA </text:p>
      <text:p text:style-name="Standard">I </text:p>
      <text:p text:style-name="Standard">HOPE </text:p>
      <text:p text:style-name="Standard">THIS </text:p>
      <text:p text:style-name="Standard">IS </text:p>
      <text:p text:style-name="Standard">DONE </text:p>
      <text:p text:style-name="Standard">BEFORE </text:p>
      <text:p text:style-name="Standard">CRISTMAS! </text:p>
      <text:p text:style-name="Standard">$END0005 </text:p>
      <text:p text:style-name="Standard">$AMJ030200080003 </text:p>
      <text:p text:style-name="Standard">GD20PD20GD30PD30LR30SR20PD20H </text:p>
      <text:p text:style-name="Standard">$DTA </text:p>
      <text:p text:style-name="Standard">CAT CAN EAT RAT </text:p>
      <text:p text:style-name="Standard">RAT CAN NOT EAT CAT </text:p>
      <text:p text:style-name="Standard">$END0302 </text:p>
      <text:p text:style-name="Standard">$AMJ010100040001 </text:p>
      <text:p text:style-name="Standard"><text:soft-page-break/>GD20LR22SR25PD20H </text:p>
      <text:p text:style-name="Standard">$DTA </text:p>
      <text:p text:style-name="Standard">I LIKE THIS PEN OF </text:p>
      <text:p text:style-name="Standard">$END0101 </text:p>
      <text:p text:style-name="Standard">$AMJ010200070002 </text:p>
      <text:p text:style-name="Standard">GD20LR26CR20BT06GD30PD30PD20H </text:p>
      <text:p text:style-name="Standard">$DTA </text:p>
      <text:p text:style-name="Standard">RAM <text:s/>IS OLDER THAN <text:s/>SHRIRAM </text:p>
      <text:p text:style-name="Standard">NOT IN EXISTANCE </text:p>
      <text:p text:style-name="Standard">$END0102 </text:p>
      <text:p text:style-name="Standard">$AMJ04021504 </text:p>
      <text:p text:style-name="Standard">GD20PD20GD30LR30SR20PD20GD40PD40GD50LR50 </text:p>
      <text:p text:style-name="Standard">SR20PD20H </text:p>
      <text:p text:style-name="Standard">$DTA </text:p>
      <text:p text:style-name="Standard"><text:s text:c="3"/>RAT </text:p>
      <text:p text:style-name="Standard"><text:s text:c="3"/>S </text:p>
      <text:p text:style-name="Standard"><text:s text:c="3"/>ON </text:p>
      <text:p text:style-name="Standard"><text:s text:c="3"/>M </text:p>
      <text:p text:style-name="Standard">$END0402 </text:p>
      <text:p text:style-name="Standard">$AMJ030100100003 </text:p>
      <text:p text:style-name="Standard">GD20PD20GD30PD30LR20CR30BT09GD40PD40H </text:p>
      <text:p text:style-name="Standard">$DTA </text:p>
      <text:p text:style-name="Standard">VIT IS GOOD </text:p>
      <text:p text:style-name="Standard">VIIT IS GOOD </text:p>
      <text:p text:style-name="Standard">BOTH ARE SISTER INSTITUTES </text:p>
      <text:p text:style-name="Standard">$END0301 </text:p>
      <text:p text:style-name="Standard">___________________________________________________________________________ </text:p>
      <text:p text:style-name="Standard"/>
      <text:p text:style-name="Standard">Output File:- </text:p>
      <text:p text:style-name="Standard">* </text:p>
      <text:p text:style-name="Standard">* <text:s text:c="2"/>* </text:p>
      <text:p text:style-name="Standard">* <text:s text:c="2"/>* <text:s text:c="2"/>* </text:p>
      <text:p text:style-name="Standard">* <text:s text:c="2"/>* </text:p>
      <text:p text:style-name="Standard">* </text:p>
      <text:p text:style-name="Standard"/>
      <text:p text:style-name="Standard"/>
      <text:p text:style-name="Standard">XYZ </text:p>
      <text:p text:style-name="Standard">XYZ </text:p>
      <text:p text:style-name="Standard">DO NOT </text:p>
      <text:p text:style-name="Standard">MATCH </text:p>
      <text:p text:style-name="Standard"/>
      <text:p text:style-name="Standard"/>
      <text:p text:style-name="Standard">A MAN A PLAN A CANAL PANAMA </text:p>
      <text:p text:style-name="Standard"/>
      <text:p text:style-name="Standard"/>
      <text:p text:style-name="Standard">HOPE FOR IT </text:p>
      <text:p text:style-name="Standard">THERE IS NO HOPE </text:p>
      <text:p text:style-name="Standard">BUT STILL HOPE </text:p>
      <text:p text:style-name="Standard"/>
      <text:p text:style-name="Standard"/>
      <text:p text:style-name="Standard">3 LITTLE PIGS WENT TO OS CLASS. </text:p>
      <text:p text:style-name="Standard">THE WOLF ATE ONE! </text:p>
      <text:p text:style-name="Standard"><text:soft-page-break/>2 LITTLE PIGS WENT TO OS CLASS. </text:p>
      <text:p text:style-name="Standard">THE WOLF ATE ONE! </text:p>
      <text:p text:style-name="Standard">1 LITTLE PIGS WENT TO OS CLASS. </text:p>
      <text:p text:style-name="Standard">THE WOLF ATE ONE! </text:p>
      <text:p text:style-name="Standard">CLASS DISMISSED! </text:p>
      <text:p text:style-name="Standard"/>
      <text:p text:style-name="Standard"/>
      <text:p text:style-name="Standard"><text:s text:c="3"/>N <text:s text:c="2"/>U <text:s text:c="2"/>T <text:s text:c="2"/>R <text:s text:c="2"/>A <text:s text:c="2"/>F <text:s text:c="2"/>I <text:s text:c="2"/>N </text:p>
      <text:p text:style-name="Standard"><text:s text:c="3"/>N <text:s text:c="2"/>I <text:s text:c="2"/>F <text:s text:c="2"/>A <text:s text:c="2"/>R <text:s text:c="2"/>T <text:s text:c="2"/>U <text:s text:c="2"/>N </text:p>
      <text:p text:style-name="Standard"/>
      <text:p text:style-name="Standard"/>
      <text:p text:style-name="Standard">I </text:p>
      <text:p text:style-name="Standard">HOPE </text:p>
      <text:p text:style-name="Standard">THIS </text:p>
      <text:p text:style-name="Standard">IS </text:p>
      <text:p text:style-name="Standard">DONE </text:p>
      <text:p text:style-name="Standard">BEFORE </text:p>
      <text:p text:style-name="Standard">CRISTMAS! </text:p>
      <text:p text:style-name="Standard"/>
      <text:p text:style-name="Standard"/>
      <text:p text:style-name="Standard">CAT CAN EAT RAT </text:p>
      <text:p text:style-name="Standard">RAT CAN NOT EAT CAT </text:p>
      <text:p text:style-name="Standard">RAT CAN EAT RAT </text:p>
      <text:p text:style-name="Standard"/>
      <text:p text:style-name="Standard"/>
      <text:p text:style-name="Standard">I LIKE THIS PEN OF </text:p>
      <text:p text:style-name="Standard"/>
      <text:p text:style-name="Standard"/>
      <text:p text:style-name="Standard">NOT IN EXISTANCE </text:p>
      <text:p text:style-name="Standard">RAM <text:s/>IS OLDER THAN <text:s/>SHRIRAM </text:p>
      <text:p text:style-name="Standard"/>
      <text:p text:style-name="Standard"/>
      <text:p text:style-name="Standard"><text:s text:c="3"/>RAT </text:p>
      <text:p text:style-name="Standard"><text:s text:c="3"/>SAT </text:p>
      <text:p text:style-name="Standard"><text:s text:c="3"/>ON </text:p>
      <text:p text:style-name="Standard"><text:s text:c="3"/>MAT </text:p>
      <text:p text:style-name="Standard"/>
      <text:p text:style-name="Standard"/>
      <text:p text:style-name="Standard">VIT IS GOOD </text:p>
      <text:p text:style-name="Standard">VIIT IS GOOD </text:p>
      <text:p text:style-name="Standard">BOTH ARE SISTER INSTITUTES </text:p>
      <text:p text:style-name="Standard">___________________________________________________________________________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tzar </meta:initial-creator>
    <meta:creation-date>2012-09-07T21:40:23</meta:creation-date>
    <dc:date>2012-09-07T21:45:48</dc:date>
    <dc:creator>valtzar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7" meta:paragraph-count="780" meta:word-count="1774" meta:character-count="20363" meta:non-whitespace-character-count="16252"/>
  </office:meta>
</office:document-meta>
</file>